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-*- coding: utf-8 -*-</text:p>
      <text:p text:style-name="Preformatted_20_Text"/>
      <text:p text:style-name="Preformatted_20_Text">import random</text:p>
      <text:p text:style-name="Preformatted_20_Text"/>
      <text:p text:style-name="Preformatted_20_Text">def masque(chaine,liInd=0):</text:p>
      <text:p text:style-name="Preformatted_20_Text"><text:s text:c="8"/></text:p>
      <text:p text:style-name="Preformatted_20_Text"><text:s text:c="8"/>i = 0</text:p>
      <text:p text:style-name="Preformatted_20_Text"><text:s text:c="8"/>lenght = len(chaine)</text:p>
      <text:p text:style-name="Preformatted_20_Text"/>
      <text:p text:style-name="Preformatted_20_Text"><text:s text:c="8"/>listeetalon = []</text:p>
      <text:p text:style-name="Preformatted_20_Text"><text:s text:c="8"/></text:p>
      <text:p text:style-name="Preformatted_20_Text"><text:s text:c="8"/>ch = chaine[0]</text:p>
      <text:p text:style-name="Preformatted_20_Text"><text:s text:c="8"/></text:p>
      <text:p text:style-name="Preformatted_20_Text"><text:s text:c="8"/>for i in range (1,lenght-1,1):</text:p>
      <text:p text:style-name="Preformatted_20_Text"/>
      <text:p text:style-name="Preformatted_20_Text"><text:s text:c="16"/>if type(liInd)==type(listeetalon):</text:p>
      <text:p text:style-name="Preformatted_20_Text"><text:s text:c="24"/></text:p>
      <text:p text:style-name="Preformatted_20_Text"><text:s text:c="24"/>if len(liInd)==0:</text:p>
      <text:p text:style-name="Preformatted_20_Text"><text:s text:c="32"/>ch = ch + '*'</text:p>
      <text:p text:style-name="Preformatted_20_Text"/>
      <text:p text:style-name="Preformatted_20_Text"><text:s text:c="24"/>else:</text:p>
      <text:p text:style-name="Preformatted_20_Text"><text:s text:c="32"/>j = 0</text:p>
      <text:p text:style-name="Preformatted_20_Text"><text:s text:c="32"/>for j in range(len(liInd)):</text:p>
      <text:p text:style-name="Preformatted_20_Text"/>
      <text:p text:style-name="Preformatted_20_Text"><text:s text:c="40"/>if liInd[j] == i:</text:p>
      <text:p text:style-name="Preformatted_20_Text"><text:s text:c="48"/>ch = ch + chaine[i]</text:p>
      <text:p text:style-name="Preformatted_20_Text"><text:s text:c="48"/></text:p>
      <text:p text:style-name="Preformatted_20_Text"/>
      <text:p text:style-name="Preformatted_20_Text"><text:s text:c="32"/>if i+1 != len(ch):</text:p>
      <text:p text:style-name="Preformatted_20_Text"><text:s text:c="40"/>ch = ch + '*'</text:p>
      <text:p text:style-name="Preformatted_20_Text"><text:s text:c="48"/></text:p>
      <text:p text:style-name="Preformatted_20_Text"><text:s text:c="16"/>else:</text:p>
      <text:p text:style-name="Preformatted_20_Text"><text:s text:c="24"/>ch = ch + '*'</text:p>
      <text:p text:style-name="Preformatted_20_Text"/>
      <text:p text:style-name="Preformatted_20_Text"><text:s text:c="8"/>ch = ch + chaine[lenght-1]</text:p>
      <text:p text:style-name="Preformatted_20_Text"><text:s text:c="8"/>return ch</text:p>
      <text:p text:style-name="Preformatted_20_Text"/>
      <text:p text:style-name="Preformatted_20_Text">def test_lettre(car, mot):</text:p>
      <text:p text:style-name="Preformatted_20_Text"/>
      <text:p text:style-name="Preformatted_20_Text"><text:s text:c="8"/>i = 0</text:p>
      <text:p text:style-name="Preformatted_20_Text"><text:s text:c="8"/>lenght = len(mot)</text:p>
      <text:p text:style-name="Preformatted_20_Text"><text:s text:c="8"/>li = []</text:p>
      <text:p text:style-name="Preformatted_20_Text"><text:s text:c="8"/></text:p>
      <text:p text:style-name="Preformatted_20_Text"><text:s text:c="8"/>for i in range(1,lenght-1,1):</text:p>
      <text:p text:style-name="Preformatted_20_Text"/>
      <text:p text:style-name="Preformatted_20_Text"><text:s text:c="16"/>if mot[i] == car:</text:p>
      <text:p text:style-name="Preformatted_20_Text"><text:s text:c="24"/>li.append(i)</text:p>
      <text:p text:style-name="Preformatted_20_Text"><text:s text:c="8"/>return li</text:p>
      <text:p text:style-name="Preformatted_20_Text"/>
      <text:p text:style-name="Preformatted_20_Text">def testmot(motor,mot2):</text:p>
      <text:p text:style-name="Preformatted_20_Text"><text:s text:c="8"/>i = 0</text:p>
      <text:p text:style-name="Preformatted_20_Text"><text:s text:c="8"/>compteur = 0</text:p>
      <text:p text:style-name="Preformatted_20_Text"><text:s text:c="8"/>lenghtor = len(motor)</text:p>
      <text:p text:style-name="Preformatted_20_Text"><text:s text:c="8"/>lenght2 = len(mot2)</text:p>
      <text:p text:style-name="Preformatted_20_Text"><text:s text:c="8"/></text:p>
      <text:p text:style-name="Preformatted_20_Text"><text:s text:c="8"/>if lenghtor != lenght2:</text:p>
      <text:p text:style-name="Preformatted_20_Text"><text:s text:c="16"/>return False</text:p>
      <text:p text:style-name="Preformatted_20_Text"><text:s text:c="8"/></text:p>
      <text:p text:style-name="Preformatted_20_Text"><text:s text:c="8"/>else:</text:p>
      <text:p text:style-name="Preformatted_20_Text"><text:s text:c="16"/>for i in range(lenghtor):</text:p>
      <text:p text:style-name="Preformatted_20_Text"><text:s text:c="24"/>if mot2[i] == motor[i]:</text:p>
      <text:p text:style-name="Preformatted_20_Text"><text:s text:c="32"/>compteur = compteur + 1</text:p>
      <text:p text:style-name="Preformatted_20_Text"><text:s text:c="16"/>if compteur == lenghtor:</text:p>
      <text:p text:style-name="Preformatted_20_Text"><text:s text:c="24"/>return True</text:p>
      <text:p text:style-name="Preformatted_20_Text"><text:soft-page-break/><text:s text:c="16"/>else:</text:p>
      <text:p text:style-name="Preformatted_20_Text"><text:s text:c="24"/>return False</text:p>
      <text:p text:style-name="Preformatted_20_Text"/>
      <text:p text:style-name="Preformatted_20_Text">def revenir():</text:p>
      <text:p text:style-name="Preformatted_20_Text"><text:s text:c="8"/></text:p>
      <text:p text:style-name="Preformatted_20_Text"><text:s text:c="12"/>oui = "oO"</text:p>
      <text:p text:style-name="Preformatted_20_Text"><text:s text:c="12"/>non = "nN"</text:p>
      <text:p text:style-name="Preformatted_20_Text"><text:s text:c="12"/>choix = "?"</text:p>
      <text:p text:style-name="Preformatted_20_Text"><text:s text:c="12"/>i = 0</text:p>
      <text:p text:style-name="Preformatted_20_Text"><text:s text:c="12"/>print "\nRevenir au menu principal ? (O/N)"</text:p>
      <text:p text:style-name="Preformatted_20_Text"><text:s text:c="12"/>choix = raw_input()</text:p>
      <text:p text:style-name="Preformatted_20_Text"/>
      <text:p text:style-name="Preformatted_20_Text"><text:s text:c="12"/>while(choix != oui[0] and choix != non[0] and choix != oui[1] and choix != non[1]):</text:p>
      <text:p text:style-name="Preformatted_20_Text"><text:s text:c="20"/>print"Je n'ai pas compris votre saisie. O/N ?"</text:p>
      <text:p text:style-name="Preformatted_20_Text"><text:s text:c="20"/>choix = raw_input()</text:p>
      <text:p text:style-name="Preformatted_20_Text"/>
      <text:p text:style-name="Preformatted_20_Text"><text:s text:c="12"/>for i in range (2):</text:p>
      <text:p text:style-name="Preformatted_20_Text"><text:s text:c="16"/>if(choix == oui[i]):</text:p>
      <text:p text:style-name="Preformatted_20_Text"><text:s text:c="20"/>menu()</text:p>
      <text:p text:style-name="Preformatted_20_Text"><text:s text:c="16"/>elif(choix == non[i]):</text:p>
      <text:p text:style-name="Preformatted_20_Text"><text:s text:c="20"/>return 0</text:p>
      <text:p text:style-name="Preformatted_20_Text"/>
      <text:p text:style-name="Preformatted_20_Text">def verif_saisie(liste,saisie):</text:p>
      <text:p text:style-name="Preformatted_20_Text"><text:s text:c="8"/>i = 0</text:p>
      <text:p text:style-name="Preformatted_20_Text"><text:s text:c="8"/>lenght = len(liste)-1</text:p>
      <text:p text:style-name="Preformatted_20_Text"><text:s text:c="8"/></text:p>
      <text:p text:style-name="Preformatted_20_Text"><text:s text:c="8"/>for i in range(lenght):</text:p>
      <text:p text:style-name="Preformatted_20_Text"><text:s text:c="16"/>if liste[i]==saisie:</text:p>
      <text:p text:style-name="Preformatted_20_Text"><text:s text:c="24"/>print "Vous avez déjà tenté la lettre",saisie,</text:p>
      <text:p text:style-name="Preformatted_20_Text"><text:s text:c="24"/>print "ainsi que les lettres",liste[0:lenght]</text:p>
      <text:p text:style-name="Preformatted_20_Text"><text:s text:c="24"/>return False</text:p>
      <text:p text:style-name="Preformatted_20_Text"/>
      <text:p text:style-name="Preformatted_20_Text"><text:s text:c="16"/></text:p>
      <text:p text:style-name="Preformatted_20_Text">def choixmot():</text:p>
      <text:p text:style-name="Preformatted_20_Text"><text:s text:c="8"/></text:p>
      <text:p text:style-name="Preformatted_20_Text"><text:s text:c="8"/>liste = ["fromage","alambique","casserole","programme","television","logiciel","avion","gourmandise"\</text:p>
      <text:p text:style-name="Preformatted_20_Text"><text:s text:c="8"/>,"telechargement","illegalite","instrument","tondeuse","ordinateur","programmation","technologie",\</text:p>
      <text:p text:style-name="Preformatted_20_Text"><text:s text:c="8"/>"diffusion","estampage","navigation","hasardeux","fondations","artistique","utilisation","imbuvable",\</text:p>
      <text:p text:style-name="Preformatted_20_Text"><text:s text:c="8"/>"legume","innovation","constitution","iconique","evidence","invitation","cavite","lampadaire","limonade"\</text:p>
      <text:p text:style-name="Preformatted_20_Text"><text:s text:c="16"/>,"bouteille","concours","culture","psychologie","cardiologue","pharmaceutique","laboratoire","scolaire"\</text:p>
      <text:p text:style-name="Preformatted_20_Text"><text:s text:c="16"/>,"rasoir","medicament","perfusion","pansement","forage","aiguille","costume","danser","contemporain"\</text:p>
      <text:p text:style-name="Preformatted_20_Text"><text:s text:c="16"/>,"mondialisation","environnement","ombrelle","vetement","sentiment","congelateur","spatule","chandelier"\</text:p>
      <text:p text:style-name="Preformatted_20_Text"><text:s text:c="16"/>,"bateau","commandant","paquerette","coquelicot","robinetterie","armoiries","boutique","fantome","plaisanterie"\</text:p>
      <text:p text:style-name="Preformatted_20_Text"><text:s text:c="16"/>,"ironique","electricite","ingenieur","infirmiere","informatique","biologie","citoyennete","chaussette","confiseries"\</text:p>
      <text:p text:style-name="Preformatted_20_Text"><text:s text:c="16"/>,"glacier","bistrot","opticien","elegant","aquatique","piscine","romantique","antiquite","automobile","italienne"]</text:p>
      <text:p text:style-name="Preformatted_20_Text"/>
      <text:p text:style-name="Preformatted_20_Text"><text:s text:c="8"/>hasard = random.randint(0,len(liste)-1)</text:p>
      <text:p text:style-name="Preformatted_20_Text"><text:s text:c="8"/>motchoisi = liste[hasard]</text:p>
      <text:p text:style-name="Preformatted_20_Text"><text:s text:c="8"/></text:p>
      <text:p text:style-name="Preformatted_20_Text"><text:s text:c="8"/>print "\nUn mot a été choisi parmi la base de donnée\n"</text:p>
      <text:p text:style-name="Preformatted_20_Text"><text:soft-page-break/><text:s text:c="8"/>print masque(motchoisi),"(",len(motchoisi),"lettres )"</text:p>
      <text:p text:style-name="Preformatted_20_Text"><text:s text:c="8"/></text:p>
      <text:p text:style-name="Preformatted_20_Text"><text:s text:c="8"/>i = 0</text:p>
      <text:p text:style-name="Preformatted_20_Text"><text:s text:c="8"/>nbessai = 13</text:p>
      <text:p text:style-name="Preformatted_20_Text"/>
      <text:p text:style-name="Preformatted_20_Text"><text:s text:c="8"/>liste2= []</text:p>
      <text:p text:style-name="Preformatted_20_Text"><text:s text:c="8"/>lisaisie = []</text:p>
      <text:p text:style-name="Preformatted_20_Text"><text:s text:c="8"/></text:p>
      <text:p text:style-name="Preformatted_20_Text"><text:s text:c="8"/>for i in range(nbessai):</text:p>
      <text:p text:style-name="Preformatted_20_Text"><text:s text:c="16"/></text:p>
      <text:p text:style-name="Preformatted_20_Text"><text:s text:c="16"/>print 'Proposition',i+1,"(",nbessai-i,"essais restants ) :"</text:p>
      <text:p text:style-name="Preformatted_20_Text"><text:s text:c="16"/>saisie = raw_input()</text:p>
      <text:p text:style-name="Preformatted_20_Text"><text:s text:c="32"/></text:p>
      <text:p text:style-name="Preformatted_20_Text"><text:s text:c="16"/>if len(saisie)==1:</text:p>
      <text:p text:style-name="Preformatted_20_Text"><text:s text:c="24"/>lisaisie.append(saisie)</text:p>
      <text:p text:style-name="Preformatted_20_Text"><text:s text:c="24"/>if verif_saisie(lisaisie,saisie) == False:</text:p>
      <text:p text:style-name="Preformatted_20_Text"><text:s text:c="32"/>lisaisie.remove(saisie)</text:p>
      <text:p text:style-name="Preformatted_20_Text"><text:s text:c="32"/>print "Saisissez une autre lettre"</text:p>
      <text:p text:style-name="Preformatted_20_Text"><text:s text:c="32"/>saisie = raw_input()</text:p>
      <text:p text:style-name="Preformatted_20_Text"><text:s text:c="32"/>lisaisie.append(saisie)</text:p>
      <text:p text:style-name="Preformatted_20_Text"><text:s text:c="32"/></text:p>
      <text:p text:style-name="Preformatted_20_Text"><text:s text:c="16"/></text:p>
      <text:p text:style-name="Preformatted_20_Text"><text:s text:c="16"/>if len(saisie)==len(motchoisi):</text:p>
      <text:p text:style-name="Preformatted_20_Text"><text:s text:c="24"/>if testmot(motchoisi,saisie) == True:</text:p>
      <text:p text:style-name="Preformatted_20_Text"><text:s text:c="32"/>print "\nBravo, le mot à trouver est bien",motchoisi</text:p>
      <text:p text:style-name="Preformatted_20_Text"><text:s text:c="32"/>break</text:p>
      <text:p text:style-name="Preformatted_20_Text"><text:s text:c="16"/>else:</text:p>
      <text:p text:style-name="Preformatted_20_Text"><text:s text:c="24"/>liste2 = liste2 + test_lettre(saisie,motchoisi)</text:p>
      <text:p text:style-name="Preformatted_20_Text"><text:s text:c="24"/>a = masque(motchoisi,liste2)</text:p>
      <text:p text:style-name="Preformatted_20_Text"><text:s text:c="24"/>if testmot(motchoisi,a) == True:</text:p>
      <text:p text:style-name="Preformatted_20_Text"><text:s text:c="32"/>print "\nBravo, le mot à trouver est bien",a</text:p>
      <text:p text:style-name="Preformatted_20_Text"><text:s text:c="32"/>break</text:p>
      <text:p text:style-name="Preformatted_20_Text"><text:s text:c="24"/>else:</text:p>
      <text:p text:style-name="Preformatted_20_Text"><text:s text:c="32"/>print '\n',a</text:p>
      <text:p text:style-name="Preformatted_20_Text"><text:s text:c="16"/></text:p>
      <text:p text:style-name="Preformatted_20_Text"><text:s text:c="8"/></text:p>
      <text:p text:style-name="Preformatted_20_Text"><text:s text:c="8"/>if i == (nbessai-1): <text:s text:c="3"/></text:p>
      <text:p text:style-name="Preformatted_20_Text"><text:s text:c="16"/>print"\nGame Over - Vous avez été pendu !"</text:p>
      <text:p text:style-name="Preformatted_20_Text"><text:s text:c="16"/>print"Le mot était :",motchoisi</text:p>
      <text:p text:style-name="Preformatted_20_Text"><text:s text:c="8"/>revenir()</text:p>
      <text:p text:style-name="Preformatted_20_Text"><text:s text:c="16"/></text:p>
      <text:p text:style-name="Preformatted_20_Text"/>
      <text:p text:style-name="Preformatted_20_Text">def menu():</text:p>
      <text:p text:style-name="Preformatted_20_Text"><text:s text:c="16"/></text:p>
      <text:p text:style-name="Preformatted_20_Text"><text:s text:c="8"/>print'\t\t-- LE PENDU --\n'</text:p>
      <text:p text:style-name="Preformatted_20_Text"><text:s text:c="8"/>print'1. Jouer'</text:p>
      <text:p text:style-name="Preformatted_20_Text"><text:s text:c="8"/>print'2. Instructions'</text:p>
      <text:p text:style-name="Preformatted_20_Text"><text:s text:c="8"/>print'3. Quitter'</text:p>
      <text:p text:style-name="Preformatted_20_Text"><text:s text:c="16"/></text:p>
      <text:p text:style-name="Preformatted_20_Text"><text:s text:c="8"/>saisie = raw_input()</text:p>
      <text:p text:style-name="Preformatted_20_Text"><text:s text:c="8"/>saisie = int(saisie)</text:p>
      <text:p text:style-name="Preformatted_20_Text"><text:s text:c="16"/></text:p>
      <text:p text:style-name="Preformatted_20_Text"><text:s text:c="8"/>while saisie &lt; 1 or saisie &gt; 3:</text:p>
      <text:p text:style-name="Preformatted_20_Text"><text:s text:c="16"/>print'Erreur, 1 pour Jouer, 2 pour Quitter'</text:p>
      <text:p text:style-name="Preformatted_20_Text"><text:s text:c="16"/>saisie = raw_input()</text:p>
      <text:p text:style-name="Preformatted_20_Text"><text:s text:c="16"/>saisie = int(saisie)</text:p>
      <text:p text:style-name="Preformatted_20_Text"><text:s text:c="16"/></text:p>
      <text:p text:style-name="Preformatted_20_Text"><text:s text:c="8"/>if saisie == 1:</text:p>
      <text:p text:style-name="Preformatted_20_Text"><text:s text:c="16"/>choixmot()</text:p>
      <text:p text:style-name="Preformatted_20_Text"><text:s text:c="8"/>elif saisie == 2:</text:p>
      <text:p text:style-name="Preformatted_20_Text"><text:s text:c="16"/>print "\n\t\t-- Règles du jeu --"</text:p>
      <text:p text:style-name="Preformatted_20_Text"><text:s text:c="16"/>print "Des mots sont tirés au sort parmi une base de donnée. Seule la première et dernière lettre\</text:p>
      <text:p text:style-name="Preformatted_20_Text"><text:soft-page-break/><text:s text:c="16"/>sont affichées, les autres lettres étant remplacées par des étoiles. Le but du jeu est d'essayer de\</text:p>
      <text:p text:style-name="Preformatted_20_Text"><text:s text:c="16"/>retrouver le mot. Vous pouvez saisir vos réponses lettres par lettre ou avec l'intégralité du mot.\</text:p>
      <text:p text:style-name="Preformatted_20_Text"><text:s text:c="16"/>Les majuscules et les caractères spéciaux (accents,...) sont volontairement omis pour plus de facilité.\n"</text:p>
      <text:p text:style-name="Preformatted_20_Text"><text:s text:c="16"/>menu()</text:p>
      <text:p text:style-name="Preformatted_20_Text"><text:s text:c="8"/>else:</text:p>
      <text:p text:style-name="Preformatted_20_Text"><text:s text:c="16"/>return 0</text:p>
      <text:p text:style-name="Preformatted_20_Text"><text:s text:c="24"/></text:p>
      <text:p text:style-name="P1"><text:s text:c="24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10:01:34.943000000</meta:creation-date>
    <dc:date>2021-02-01T10:03:17.140000000</dc:date>
    <meta:editing-duration>PT1M42S</meta:editing-duration>
    <meta:editing-cycles>1</meta:editing-cycles>
    <meta:document-statistic meta:table-count="0" meta:image-count="0" meta:object-count="0" meta:page-count="4" meta:paragraph-count="164" meta:word-count="488" meta:character-count="6552" meta:non-whitespace-character-count="3645"/>
    <meta:generator>LibreOffice/6.3.3.2$Windows_X86_64 LibreOffice_project/a64200df03143b798afd1ec74a12ab50359878ed</meta:generator>
  </office:meta>
</office:document-meta>
</file>